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notes">
      <style:graphic-properties draw:fill-color="#ffffff" draw:auto-grow-height="true" fo:min-height="13.365cm"/>
    </style:style>
    <style:style style:name="pr3" style:family="presentation" style:parent-style-name="harmaa2-title">
      <style:graphic-properties fo:min-height="3.256cm"/>
    </style:style>
    <style:style style:name="pr4" style:family="presentation" style:parent-style-name="harmaa2-outline1">
      <style:graphic-properties draw:stroke="none" draw:fill="none" fo:min-height="13.609cm"/>
    </style:style>
    <style:style style:name="pr5" style:family="presentation" style:parent-style-name="harmaa2-notes">
      <style:graphic-properties draw:fill-color="#ffffff" fo:min-height="13.114cm"/>
    </style:style>
    <style:style style:name="pr6" style:family="presentation" style:parent-style-name="harmaa2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  <style:text-properties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FreeSans" style:font-family-generic="swiss" style:font-pitch="variable"/>
    </style:style>
    <style:style style:name="P6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family="FreeSans" style:font-family-generic="swiss" style:font-pitch="variable" fo:font-size="28pt" style:font-size-asian="28pt" style:font-size-complex="28pt"/>
    </style:style>
    <style:style style:name="T4" style:family="text">
      <style:text-properties fo:font-family="FreeSans" style:font-family-generic="swiss" style:font-pitch="variable"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family="FreeSans" style:font-family-generic="swiss" style:font-pitch="variable"/>
    </style:style>
    <style:style style:name="T6" style:family="text">
      <style:text-properties fo:font-family="FreeSans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family="FreeSans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FreeSans" style:font-family-generic="swiss" style:font-pitch="variable" fo:font-size="26pt" style:font-size-asian="26pt" style:font-size-complex="26pt"/>
    </style:style>
    <style:style style:name="T10" style:family="text">
      <style:text-properties fo:font-family="FreeSans" style:font-family-generic="swiss" style:font-pitch="variable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1.837cm" presentation:class="title" presentation:user-transformed="true">
          <draw:text-box>
            <text:p>Friend me!<text:line-break/><text:span text:style-name="T1">1stvamp</text:span></text:p>
          </draw:text-box>
        </draw:frame>
        <draw:frame presentation:style-name="pr1" draw:text-style-name="P3" draw:layer="layout" svg:width="25.199cm" svg:height="4.612cm" svg:x="1.301cm" svg:y="7.948cm" presentation:class="title" presentation:user-transformed="true">
          <draw:text-box>
            <text:p text:style-name="P2"><text:span text:style-name="T2">Data-mining the social web using web service APIs for well known social networking sites, e.g. Facebook, Twitter, Bebo, Delicious, etc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o I am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Wes Mason</text:span></text:p>
              </text:list-item>
              <text:list-item>
                <text:p><text:span text:style-name="T3">aka 1stvamp</text:span></text:p>
              </text:list-item>
              <text:list-item>
                <text:p><text:span text:style-name="T3">Web developer from Yorkshire</text:span></text:p>
              </text:list-item>
              <text:list-item>
                <text:p><text:span text:style-name="T3">Work @ isotoma.com</text:span></text:p>
              </text:list-item>
              <text:list-item>
                <text:p><text:span text:style-name="T3">Organise leeds2600 - </text:span><text:span text:style-name="T4">http://leeds2600.org.uk/</text:span></text:p>
                <text:p><text:span text:style-name="T5"/></text:p>
              </text:list-item>
              <text:list-item>
                <text:p><text:span text:style-name="T3">See </text:span><text:span text:style-name="T4">http://1stvamp.org/</text:span><text:span text:style-name="T3"> &amp; </text:span><text:span text:style-name="T4">http://wesleymason.name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4.057cm" svg:x="1.4cm" svg:y="0.562cm" presentation:class="title" presentation:user-transformed="true">
          <draw:text-box>
            <text:p>The “social web”,<text:line-break/>what’s thattabout den?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Social networking – linking ”contacts” together into networks to share information, find other contacts.</text:span></text:p>
              </text:list-item>
              <text:list-item>
                <text:p><text:span text:style-name="T3">Popularised by Friendster, MySpace, Facebook, Bebo, Twitter, Delicious, Last.fm et al.</text:span></text:p>
              </text:list-item>
              <text:list-item>
                <text:p><text:span text:style-name="T3">Whuffy whoring [</text:span><text:span text:style-name="T6">Cory Doctorow, Down &amp; Out In The Magic Kingdom</text:span><text:span text:style-name="T7">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4.057cm" svg:x="1.4cm" svg:y="0.562cm" presentation:class="title" presentation:user-transformed="true">
          <draw:text-box>
            <text:p>Data mining, identity theft, social engineering, and digital forensics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Data mining - the process of extracting hidden patterns from data [</text:span><text:span text:style-name="T6">Wikipedia</text:span><text:span text:style-name="T7">]</text:span><text:span text:style-name="T3">.</text:span></text:p>
              </text:list-item>
              <text:list-item>
                <text:p><text:span text:style-name="T3">Identity theft – tin on, does what it says.</text:span></text:p>
              </text:list-item>
              <text:list-item>
                <text:p><text:span text:style-name="T3">Social engineering – getting what you want by making people think they want to give you it.</text:span></text:p>
              </text:list-item>
              <text:list-item>
                <text:p><text:span text:style-name="T3">Digital forensics - analysis of digital media to detect forgery or manipulation [</text:span><text:span text:style-name="T6">Wiktionary</text:span><text:span text:style-name="T7">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case of the missing tweet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Mysterious tweet</text:span></text:p>
              </text:list-item>
              <text:list-item>
                <text:p><text:span text:style-name="T3">Dubious origin</text:span></text:p>
              </text:list-item>
              <text:list-item>
                <text:p><text:span text:style-name="T3">Mismatching timestamps</text:span></text:p>
              </text:list-item>
              <text:list-item>
                <text:p><text:span text:style-name="T3">Results not in the Twitter search cach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ools of the trade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Various API client libraries available for different environments and languages.</text:span></text:p>
              </text:list-item>
              <text:list-item>
                <text:p><text:span text:style-name="T3">Usual suspects – wget, curl, telnet, Wireshark, tcpdump</text:span></text:p>
              </text:list-item>
              <text:list-item>
                <text:p><text:span text:style-name="T3">Firebug in Firefox, inspect in Google Chrome</text:span></text:p>
              </text:list-item>
              <text:list-item>
                <text:p><text:span text:style-name="T3">oXygen / your editor of choice (cue emacs vs. vi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Nearly all provide RESTful APIs – preferred over SOAP/xml-rpc, especially for </text:span><text:span text:style-name="T6">curl-</text:span><text:span text:style-name="T7">ing.</text:span></text:p>
              </text:list-item>
              <text:list-item>
                <text:p><text:span text:style-name="T7">Most of the good stuff requires auth, usually either a custom API request with tokens, HTTPAuth or oAuth.</text:span></text:p>
              </text:list-item>
              <text:list-item>
                <text:p><text:span text:style-name="T7">May require a developer account; also writing an ”app”, ala Facebook and Bebo ap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text:span text:style-name="T8"> cont.</text:span>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Apps don't need to be full user experiences, they can be written purely as wrappers around API calls. You could do most of this, unsandboxed, on MySpace/Facebook/Bebo without approval of the app.</text:span></text:p>
              </text:list-item>
              <text:list-item>
                <text:p><text:span text:style-name="T3">Approved apps usually don't require re-approval after code chan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text:span text:style-name="T8"> cont.</text:span>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Facebook apps get access to profile methods when added (see article on pg32/33 of 2600 winter ed. '07/'08).</text:span></text:p>
              </text:list-item>
              <text:list-item>
                <text:p><text:span text:style-name="T3">Most services don't restrict access to contact/friend lists – and info is often re-aggregated inside networks.</text:span></text:p>
              </text:list-item>
              <text:list-item>
                <text:p><text:span text:style-name="T3">Services such as Friendfeed don't always honour external privacy setting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alking Miss Daisy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utro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Shouts:</text:span></text:p>
                <text:list>
                  <text:list-item>
                    <text:p><text:span text:style-name="T9">Leeds2600 - </text:span><text:span text:style-name="T10">http://leeds2600.org.uk/</text:span></text:p>
                  </text:list-item>
                  <text:list-item>
                    <text:p><text:span text:style-name="T9">Leeds Hackspace - </text:span><text:span text:style-name="T10">http://leeds.hackspace.org.uk/</text:span></text:p>
                    <text:p><text:span text:style-name="T9">&amp; The Hackspace Foundation - </text:span><text:span text:style-name="T10">http://hackspace.org.uk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utro <text:span text:style-name="T8">cont.</text:span>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Talk notes &amp; code up at: http://github.com/1stvamp/brumcon9-talk and http://1stvamp.org/brumcon9-talk</text:span></text:p>
              </text:list-item>
              <text:list-item>
                <text:p><text:span text:style-name="T3">Social me: </text:span><text:span text:style-name="T4">http://twitter.com/1stvamp</text:span><text:span text:style-name="T3">, </text:span><text:span text:style-name="T4">http://facebook.com/wesleymason</text:span><text:span text:style-name="T3">, </text:span><text:span text:style-name="T4">http://delicious.com/1stvamp</text:span><text:span text:style-name="T3">, </text:span><text:span text:style-name="T4">http://last.fm/users/1stvam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3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2-05T08:15:13</meta:creation-date>
    <dc:language>fi-FI</dc:language>
    <meta:editing-cycles>20</meta:editing-cycles>
    <meta:editing-duration>PT02H28M29S</meta:editing-duration>
    <meta:initial-creator>Wesley Mason</meta:initial-creator>
    <dc:date>2009-12-05T10:45:51</dc:date>
    <dc:creator>Wesley Mason</dc:creator>
    <dc:subject>Data mining the social web</dc:subject>
    <dc:title>Friend me!</dc:titl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rey.otp"/>
  </office:meta>
</office:document-meta>
</file>